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kama</text:p>
          </table:table-cell>
          <table:table-cell office:value-type="float" office:value="2.83542" calcext:value-type="float">
            <text:p>2.83542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ra</text:p>
          </table:table-cell>
          <table:table-cell office:value-type="float" office:value="3.35689" calcext:value-type="float">
            <text:p>3.35689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dy</text:p>
          </table:table-cell>
          <table:table-cell office:value-type="float" office:value="3.64186" calcext:value-type="float">
            <text:p>3.64186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abr</text:p>
          </table:table-cell>
          <table:table-cell office:value-type="float" office:value="3.88629" calcext:value-type="float">
            <text:p>3.88629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b</text:p>
          </table:table-cell>
          <table:table-cell office:value-type="float" office:value="3.91061" calcext:value-type="float">
            <text:p>3.91061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ar</text:p>
          </table:table-cell>
          <table:table-cell office:value-type="float" office:value="4.05927" calcext:value-type="float">
            <text:p>4.05927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ola</text:p>
          </table:table-cell>
          <table:table-cell office:value-type="float" office:value="4.32351" calcext:value-type="float">
            <text:p>4.32351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elastic</text:p>
          </table:table-cell>
          <table:table-cell office:value-type="float" office:value="4.33756" calcext:value-type="float">
            <text:p>4.33756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d</text:p>
          </table:table-cell>
          <table:table-cell office:value-type="float" office:value="4.51002" calcext:value-type="float">
            <text:p>4.51002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ra</text:p>
          </table:table-cell>
          <table:table-cell office:value-type="float" office:value="2.55833" calcext:value-type="float">
            <text:p>2.55833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elastic</text:p>
          </table:table-cell>
          <table:table-cell office:value-type="float" office:value="2.67466" calcext:value-type="float">
            <text:p>2.67466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dy</text:p>
          </table:table-cell>
          <table:table-cell office:value-type="float" office:value="2.68674" calcext:value-type="float">
            <text:p>2.68674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ar</text:p>
          </table:table-cell>
          <table:table-cell office:value-type="float" office:value="2.75862" calcext:value-type="float">
            <text:p>2.75862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gd</text:p>
          </table:table-cell>
          <table:table-cell office:value-type="float" office:value="2.77127" calcext:value-type="float">
            <text:p>2.77127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abr</text:p>
          </table:table-cell>
          <table:table-cell office:value-type="float" office:value="2.95729" calcext:value-type="float">
            <text:p>2.95729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b</text:p>
          </table:table-cell>
          <table:table-cell office:value-type="float" office:value="3.03015" calcext:value-type="float">
            <text:p>3.03015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kama</text:p>
          </table:table-cell>
          <table:table-cell office:value-type="float" office:value="3.06515" calcext:value-type="float">
            <text:p>3.06515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ola</text:p>
          </table:table-cell>
          <table:table-cell office:value-type="float" office:value="3.14184" calcext:value-type="float">
            <text:p>3.14184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kama</text:p>
          </table:table-cell>
          <table:table-cell office:value-type="float" office:value="0.382473" calcext:value-type="float">
            <text:p>0.382473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ar</text:p>
          </table:table-cell>
          <table:table-cell office:value-type="float" office:value="0.405637" calcext:value-type="float">
            <text:p>0.405637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b</text:p>
          </table:table-cell>
          <table:table-cell office:value-type="float" office:value="0.540109" calcext:value-type="float">
            <text:p>0.540109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ra</text:p>
          </table:table-cell>
          <table:table-cell office:value-type="float" office:value="2.13354" calcext:value-type="float">
            <text:p>2.13354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abr</text:p>
          </table:table-cell>
          <table:table-cell office:value-type="float" office:value="7.07536" calcext:value-type="float">
            <text:p>7.07536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dy</text:p>
          </table:table-cell>
          <table:table-cell office:value-type="float" office:value="14.0317" calcext:value-type="float">
            <text:p>14.0317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ola</text:p>
          </table:table-cell>
          <table:table-cell office:value-type="float" office:value="14.1329" calcext:value-type="float">
            <text:p>14.1329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elastic</text:p>
          </table:table-cell>
          <table:table-cell office:value-type="float" office:value="14.1573" calcext:value-type="float">
            <text:p>14.1573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gd</text:p>
          </table:table-cell>
          <table:table-cell office:value-type="float" office:value="15.1885" calcext:value-type="float">
            <text:p>15.1885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dy</text:p>
          </table:table-cell>
          <table:table-cell office:value-type="float" office:value="3.07329" calcext:value-type="float">
            <text:p>3.07329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ar</text:p>
          </table:table-cell>
          <table:table-cell office:value-type="float" office:value="3.61187" calcext:value-type="float">
            <text:p>3.61187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bb</text:p>
          </table:table-cell>
          <table:table-cell office:value-type="float" office:value="3.84511" calcext:value-type="float">
            <text:p>3.84511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kama</text:p>
          </table:table-cell>
          <table:table-cell office:value-type="float" office:value="3.88237" calcext:value-type="float">
            <text:p>3.88237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ra</text:p>
          </table:table-cell>
          <table:table-cell office:value-type="float" office:value="3.92516" calcext:value-type="float">
            <text:p>3.92516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gd</text:p>
          </table:table-cell>
          <table:table-cell office:value-type="float" office:value="3.99092" calcext:value-type="float">
            <text:p>3.99092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abr</text:p>
          </table:table-cell>
          <table:table-cell office:value-type="float" office:value="4.35444" calcext:value-type="float">
            <text:p>4.35444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bola</text:p>
          </table:table-cell>
          <table:table-cell office:value-type="float" office:value="4.46041" calcext:value-type="float">
            <text:p>4.46041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elastic</text:p>
          </table:table-cell>
          <table:table-cell office:value-type="float" office:value="4.52581" calcext:value-type="float">
            <text:p>4.52581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gd</text:p>
          </table:table-cell>
          <table:table-cell office:value-type="float" office:value="3.71509" calcext:value-type="float">
            <text:p>3.71509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ra</text:p>
          </table:table-cell>
          <table:table-cell office:value-type="float" office:value="3.76862" calcext:value-type="float">
            <text:p>3.76862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ar</text:p>
          </table:table-cell>
          <table:table-cell office:value-type="float" office:value="3.8126" calcext:value-type="float">
            <text:p>3.8126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dy</text:p>
          </table:table-cell>
          <table:table-cell office:value-type="float" office:value="3.98774" calcext:value-type="float">
            <text:p>3.98774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kama</text:p>
          </table:table-cell>
          <table:table-cell office:value-type="float" office:value="3.9998" calcext:value-type="float">
            <text:p>3.9998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bb</text:p>
          </table:table-cell>
          <table:table-cell office:value-type="float" office:value="4.05319" calcext:value-type="float">
            <text:p>4.05319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abr</text:p>
          </table:table-cell>
          <table:table-cell office:value-type="float" office:value="5.0855" calcext:value-type="float">
            <text:p>5.0855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elastic</text:p>
          </table:table-cell>
          <table:table-cell office:value-type="float" office:value="5.5092" calcext:value-type="float">
            <text:p>5.5092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bola</text:p>
          </table:table-cell>
          <table:table-cell office:value-type="float" office:value="5.57639" calcext:value-type="float">
            <text:p>5.57639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bb</text:p>
          </table:table-cell>
          <table:table-cell office:value-type="float" office:value="4.86864" calcext:value-type="float">
            <text:p>4.86864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dy</text:p>
          </table:table-cell>
          <table:table-cell office:value-type="float" office:value="8.08292" calcext:value-type="float">
            <text:p>8.08292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abr</text:p>
          </table:table-cell>
          <table:table-cell office:value-type="float" office:value="8.52004" calcext:value-type="float">
            <text:p>8.52004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ar</text:p>
          </table:table-cell>
          <table:table-cell office:value-type="float" office:value="8.71063" calcext:value-type="float">
            <text:p>8.71063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bola</text:p>
          </table:table-cell>
          <table:table-cell office:value-type="float" office:value="9.09774" calcext:value-type="float">
            <text:p>9.09774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gd</text:p>
          </table:table-cell>
          <table:table-cell office:value-type="float" office:value="10.2266" calcext:value-type="float">
            <text:p>10.2266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elastic</text:p>
          </table:table-cell>
          <table:table-cell office:value-type="float" office:value="13.3064" calcext:value-type="float">
            <text:p>13.3064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kama</text:p>
          </table:table-cell>
          <table:table-cell office:value-type="float" office:value="15.6473" calcext:value-type="float">
            <text:p>15.6473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ra</text:p>
          </table:table-cell>
          <table:table-cell office:value-type="float" office:value="28.6106" calcext:value-type="float">
            <text:p>28.6106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bb</text:p>
          </table:table-cell>
          <table:table-cell office:value-type="float" office:value="5.85357" calcext:value-type="float">
            <text:p>5.85357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abr</text:p>
          </table:table-cell>
          <table:table-cell office:value-type="float" office:value="8.21341" calcext:value-type="float">
            <text:p>8.21341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ar</text:p>
          </table:table-cell>
          <table:table-cell office:value-type="float" office:value="8.88324" calcext:value-type="float">
            <text:p>8.88324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bola</text:p>
          </table:table-cell>
          <table:table-cell office:value-type="float" office:value="9.44296" calcext:value-type="float">
            <text:p>9.44296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elastic</text:p>
          </table:table-cell>
          <table:table-cell office:value-type="float" office:value="9.57111" calcext:value-type="float">
            <text:p>9.57111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dy</text:p>
          </table:table-cell>
          <table:table-cell office:value-type="float" office:value="14.737" calcext:value-type="float">
            <text:p>14.737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gd</text:p>
          </table:table-cell>
          <table:table-cell office:value-type="float" office:value="15.2706" calcext:value-type="float">
            <text:p>15.2706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kama</text:p>
          </table:table-cell>
          <table:table-cell office:value-type="float" office:value="22.5865" calcext:value-type="float">
            <text:p>22.5865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ra</text:p>
          </table:table-cell>
          <table:table-cell office:value-type="float" office:value="25.5833" calcext:value-type="float">
            <text:p>25.5833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dy</text:p>
          </table:table-cell>
          <table:table-cell office:value-type="float" office:value="1.27957" calcext:value-type="float">
            <text:p>1.27957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d</text:p>
          </table:table-cell>
          <table:table-cell office:value-type="float" office:value="1.28699" calcext:value-type="float">
            <text:p>1.28699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ola</text:p>
          </table:table-cell>
          <table:table-cell office:value-type="float" office:value="1.29351" calcext:value-type="float">
            <text:p>1.29351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ra</text:p>
          </table:table-cell>
          <table:table-cell office:value-type="float" office:value="1.30065" calcext:value-type="float">
            <text:p>1.30065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ar</text:p>
          </table:table-cell>
          <table:table-cell office:value-type="float" office:value="1.3117" calcext:value-type="float">
            <text:p>1.3117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abr</text:p>
          </table:table-cell>
          <table:table-cell office:value-type="float" office:value="1.31308" calcext:value-type="float">
            <text:p>1.31308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kama</text:p>
          </table:table-cell>
          <table:table-cell office:value-type="float" office:value="1.34699" calcext:value-type="float">
            <text:p>1.34699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b</text:p>
          </table:table-cell>
          <table:table-cell office:value-type="float" office:value="1.34803" calcext:value-type="float">
            <text:p>1.34803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elastic</text:p>
          </table:table-cell>
          <table:table-cell office:value-type="float" office:value="1.39564" calcext:value-type="float">
            <text:p>1.39564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ola</text:p>
          </table:table-cell>
          <table:table-cell office:value-type="float" office:value="0.920373" calcext:value-type="float">
            <text:p>0.920373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ra</text:p>
          </table:table-cell>
          <table:table-cell office:value-type="float" office:value="0.957435" calcext:value-type="float">
            <text:p>0.957435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ar</text:p>
          </table:table-cell>
          <table:table-cell office:value-type="float" office:value="0.970901" calcext:value-type="float">
            <text:p>0.970901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abr</text:p>
          </table:table-cell>
          <table:table-cell office:value-type="float" office:value="0.972417" calcext:value-type="float">
            <text:p>0.972417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dy</text:p>
          </table:table-cell>
          <table:table-cell office:value-type="float" office:value="0.977249" calcext:value-type="float">
            <text:p>0.977249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gd</text:p>
          </table:table-cell>
          <table:table-cell office:value-type="float" office:value="1.0007" calcext:value-type="float">
            <text:p>1.0007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kama</text:p>
          </table:table-cell>
          <table:table-cell office:value-type="float" office:value="1.02433" calcext:value-type="float">
            <text:p>1.02433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elastic</text:p>
          </table:table-cell>
          <table:table-cell office:value-type="float" office:value="1.05891" calcext:value-type="float">
            <text:p>1.05891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b</text:p>
          </table:table-cell>
          <table:table-cell office:value-type="float" office:value="1.08664" calcext:value-type="float">
            <text:p>1.08664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ola</text:p>
          </table:table-cell>
          <table:table-cell office:value-type="float" office:value="2.38834" calcext:value-type="float">
            <text:p>2.38834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gd</text:p>
          </table:table-cell>
          <table:table-cell office:value-type="float" office:value="2.44675" calcext:value-type="float">
            <text:p>2.44675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b</text:p>
          </table:table-cell>
          <table:table-cell office:value-type="float" office:value="2.70584" calcext:value-type="float">
            <text:p>2.70584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ar</text:p>
          </table:table-cell>
          <table:table-cell office:value-type="float" office:value="2.86499" calcext:value-type="float">
            <text:p>2.86499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kama</text:p>
          </table:table-cell>
          <table:table-cell office:value-type="float" office:value="3.20212" calcext:value-type="float">
            <text:p>3.20212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dy</text:p>
          </table:table-cell>
          <table:table-cell office:value-type="float" office:value="3.68315" calcext:value-type="float">
            <text:p>3.68315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ra</text:p>
          </table:table-cell>
          <table:table-cell office:value-type="float" office:value="6.36272" calcext:value-type="float">
            <text:p>6.36272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abr</text:p>
          </table:table-cell>
          <table:table-cell office:value-type="float" office:value="7.06926" calcext:value-type="float">
            <text:p>7.06926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elastic</text:p>
          </table:table-cell>
          <table:table-cell office:value-type="float" office:value="14.5398" calcext:value-type="float">
            <text:p>14.5398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bb</text:p>
          </table:table-cell>
          <table:table-cell office:value-type="float" office:value="1.26185" calcext:value-type="float">
            <text:p>1.26185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gd</text:p>
          </table:table-cell>
          <table:table-cell office:value-type="float" office:value="1.29844" calcext:value-type="float">
            <text:p>1.29844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elastic</text:p>
          </table:table-cell>
          <table:table-cell office:value-type="float" office:value="1.33592" calcext:value-type="float">
            <text:p>1.33592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abr</text:p>
          </table:table-cell>
          <table:table-cell office:value-type="float" office:value="1.36438" calcext:value-type="float">
            <text:p>1.36438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dy</text:p>
          </table:table-cell>
          <table:table-cell office:value-type="float" office:value="1.38538" calcext:value-type="float">
            <text:p>1.38538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ra</text:p>
          </table:table-cell>
          <table:table-cell office:value-type="float" office:value="1.39557" calcext:value-type="float">
            <text:p>1.39557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ar</text:p>
          </table:table-cell>
          <table:table-cell office:value-type="float" office:value="1.4119" calcext:value-type="float">
            <text:p>1.4119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bola</text:p>
          </table:table-cell>
          <table:table-cell office:value-type="float" office:value="1.43743" calcext:value-type="float">
            <text:p>1.43743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kama</text:p>
          </table:table-cell>
          <table:table-cell office:value-type="float" office:value="1.47429" calcext:value-type="float">
            <text:p>1.47429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gd</text:p>
          </table:table-cell>
          <table:table-cell office:value-type="float" office:value="1.5091" calcext:value-type="float">
            <text:p>1.5091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ra</text:p>
          </table:table-cell>
          <table:table-cell office:value-type="float" office:value="1.60144" calcext:value-type="float">
            <text:p>1.60144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bola</text:p>
          </table:table-cell>
          <table:table-cell office:value-type="float" office:value="1.70558" calcext:value-type="float">
            <text:p>1.70558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bb</text:p>
          </table:table-cell>
          <table:table-cell office:value-type="float" office:value="1.70934" calcext:value-type="float">
            <text:p>1.70934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kama</text:p>
          </table:table-cell>
          <table:table-cell office:value-type="float" office:value="5.23816" calcext:value-type="float">
            <text:p>5.23816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ar</text:p>
          </table:table-cell>
          <table:table-cell office:value-type="float" office:value="5.25329" calcext:value-type="float">
            <text:p>5.25329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abr</text:p>
          </table:table-cell>
          <table:table-cell office:value-type="float" office:value="5.73648" calcext:value-type="float">
            <text:p>5.73648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dy</text:p>
          </table:table-cell>
          <table:table-cell office:value-type="float" office:value="8.67384" calcext:value-type="float">
            <text:p>8.67384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elastic</text:p>
          </table:table-cell>
          <table:table-cell office:value-type="float" office:value="11.3865" calcext:value-type="float">
            <text:p>11.3865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bb</text:p>
          </table:table-cell>
          <table:table-cell office:value-type="float" office:value="2.09676" calcext:value-type="float">
            <text:p>2.09676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ar</text:p>
          </table:table-cell>
          <table:table-cell office:value-type="float" office:value="3.83701" calcext:value-type="float">
            <text:p>3.83701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bola</text:p>
          </table:table-cell>
          <table:table-cell office:value-type="float" office:value="4.0976" calcext:value-type="float">
            <text:p>4.0976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kama</text:p>
          </table:table-cell>
          <table:table-cell office:value-type="float" office:value="6.11016" calcext:value-type="float">
            <text:p>6.11016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abr</text:p>
          </table:table-cell>
          <table:table-cell office:value-type="float" office:value="6.44485" calcext:value-type="float">
            <text:p>6.44485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gd</text:p>
          </table:table-cell>
          <table:table-cell office:value-type="float" office:value="7.49795" calcext:value-type="float">
            <text:p>7.49795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dy</text:p>
          </table:table-cell>
          <table:table-cell office:value-type="float" office:value="8.74301" calcext:value-type="float">
            <text:p>8.74301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elastic</text:p>
          </table:table-cell>
          <table:table-cell office:value-type="float" office:value="9.07122" calcext:value-type="float">
            <text:p>9.07122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ra</text:p>
          </table:table-cell>
          <table:table-cell office:value-type="float" office:value="13.2563" calcext:value-type="float">
            <text:p>13.2563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abr</text:p>
          </table:table-cell>
          <table:table-cell office:value-type="float" office:value="1.86203" calcext:value-type="float">
            <text:p>1.86203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bola</text:p>
          </table:table-cell>
          <table:table-cell office:value-type="float" office:value="2.07837" calcext:value-type="float">
            <text:p>2.07837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ar</text:p>
          </table:table-cell>
          <table:table-cell office:value-type="float" office:value="2.16326" calcext:value-type="float">
            <text:p>2.16326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gd</text:p>
          </table:table-cell>
          <table:table-cell office:value-type="float" office:value="2.39681" calcext:value-type="float">
            <text:p>2.39681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bb</text:p>
          </table:table-cell>
          <table:table-cell office:value-type="float" office:value="2.45943" calcext:value-type="float">
            <text:p>2.45943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kama</text:p>
          </table:table-cell>
          <table:table-cell office:value-type="float" office:value="4.63511" calcext:value-type="float">
            <text:p>4.63511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dy</text:p>
          </table:table-cell>
          <table:table-cell office:value-type="float" office:value="4.809" calcext:value-type="float">
            <text:p>4.809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ra</text:p>
          </table:table-cell>
          <table:table-cell office:value-type="float" office:value="6.48682" calcext:value-type="float">
            <text:p>6.48682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elastic</text:p>
          </table:table-cell>
          <table:table-cell office:value-type="float" office:value="10.8944" calcext:value-type="float">
            <text:p>10.8944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b</text:p>
          </table:table-cell>
          <table:table-cell office:value-type="float" office:value="3.03376" calcext:value-type="float">
            <text:p>3.03376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elastic</text:p>
          </table:table-cell>
          <table:table-cell office:value-type="float" office:value="4.67223" calcext:value-type="float">
            <text:p>4.67223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d</text:p>
          </table:table-cell>
          <table:table-cell office:value-type="float" office:value="4.80587" calcext:value-type="float">
            <text:p>4.80587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ar</text:p>
          </table:table-cell>
          <table:table-cell office:value-type="float" office:value="4.8075" calcext:value-type="float">
            <text:p>4.8075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abr</text:p>
          </table:table-cell>
          <table:table-cell office:value-type="float" office:value="5.681" calcext:value-type="float">
            <text:p>5.681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kama</text:p>
          </table:table-cell>
          <table:table-cell office:value-type="float" office:value="8.08697" calcext:value-type="float">
            <text:p>8.08697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ra</text:p>
          </table:table-cell>
          <table:table-cell office:value-type="float" office:value="8.16717" calcext:value-type="float">
            <text:p>8.16717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ola</text:p>
          </table:table-cell>
          <table:table-cell office:value-type="float" office:value="8.59673" calcext:value-type="float">
            <text:p>8.59673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dy</text:p>
          </table:table-cell>
          <table:table-cell office:value-type="float" office:value="8.72686" calcext:value-type="float">
            <text:p>8.72686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elastic</text:p>
          </table:table-cell>
          <table:table-cell office:value-type="float" office:value="1.13676" calcext:value-type="float">
            <text:p>1.13676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b</text:p>
          </table:table-cell>
          <table:table-cell office:value-type="float" office:value="1.59845" calcext:value-type="float">
            <text:p>1.59845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kama</text:p>
          </table:table-cell>
          <table:table-cell office:value-type="float" office:value="1.69602" calcext:value-type="float">
            <text:p>1.69602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ar</text:p>
          </table:table-cell>
          <table:table-cell office:value-type="float" office:value="1.70082" calcext:value-type="float">
            <text:p>1.70082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abr</text:p>
          </table:table-cell>
          <table:table-cell office:value-type="float" office:value="2.26229" calcext:value-type="float">
            <text:p>2.26229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gd</text:p>
          </table:table-cell>
          <table:table-cell office:value-type="float" office:value="2.52188" calcext:value-type="float">
            <text:p>2.52188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dy</text:p>
          </table:table-cell>
          <table:table-cell office:value-type="float" office:value="2.96233" calcext:value-type="float">
            <text:p>2.96233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ra</text:p>
          </table:table-cell>
          <table:table-cell office:value-type="float" office:value="4.0634" calcext:value-type="float">
            <text:p>4.0634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ola</text:p>
          </table:table-cell>
          <table:table-cell office:value-type="float" office:value="4.85109" calcext:value-type="float">
            <text:p>4.85109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ola</text:p>
          </table:table-cell>
          <table:table-cell office:value-type="float" office:value="1.31311" calcext:value-type="float">
            <text:p>1.31311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gd</text:p>
          </table:table-cell>
          <table:table-cell office:value-type="float" office:value="2.26808" calcext:value-type="float">
            <text:p>2.26808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ra</text:p>
          </table:table-cell>
          <table:table-cell office:value-type="float" office:value="2.31248" calcext:value-type="float">
            <text:p>2.31248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elastic</text:p>
          </table:table-cell>
          <table:table-cell office:value-type="float" office:value="2.52075" calcext:value-type="float">
            <text:p>2.52075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b</text:p>
          </table:table-cell>
          <table:table-cell office:value-type="float" office:value="2.60807" calcext:value-type="float">
            <text:p>2.60807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dy</text:p>
          </table:table-cell>
          <table:table-cell office:value-type="float" office:value="3.28319" calcext:value-type="float">
            <text:p>3.28319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abr</text:p>
          </table:table-cell>
          <table:table-cell office:value-type="float" office:value="7.96223" calcext:value-type="float">
            <text:p>7.96223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ar</text:p>
          </table:table-cell>
          <table:table-cell office:value-type="float" office:value="8.37371" calcext:value-type="float">
            <text:p>8.37371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kama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dy</text:p>
          </table:table-cell>
          <table:table-cell office:value-type="float" office:value="0.794864" calcext:value-type="float">
            <text:p>0.794864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abr</text:p>
          </table:table-cell>
          <table:table-cell office:value-type="float" office:value="0.837467" calcext:value-type="float">
            <text:p>0.837467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bola</text:p>
          </table:table-cell>
          <table:table-cell office:value-type="float" office:value="0.847172" calcext:value-type="float">
            <text:p>0.847172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elastic</text:p>
          </table:table-cell>
          <table:table-cell office:value-type="float" office:value="0.860561" calcext:value-type="float">
            <text:p>0.860561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gd</text:p>
          </table:table-cell>
          <table:table-cell office:value-type="float" office:value="0.898196" calcext:value-type="float">
            <text:p>0.898196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bb</text:p>
          </table:table-cell>
          <table:table-cell office:value-type="float" office:value="0.921745" calcext:value-type="float">
            <text:p>0.921745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kama</text:p>
          </table:table-cell>
          <table:table-cell office:value-type="float" office:value="0.928629" calcext:value-type="float">
            <text:p>0.928629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ar</text:p>
          </table:table-cell>
          <table:table-cell office:value-type="float" office:value="0.974951" calcext:value-type="float">
            <text:p>0.974951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ra</text:p>
          </table:table-cell>
          <table:table-cell office:value-type="float" office:value="0.996229" calcext:value-type="float">
            <text:p>0.996229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kama</text:p>
          </table:table-cell>
          <table:table-cell office:value-type="float" office:value="0.624287" calcext:value-type="float">
            <text:p>0.624287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bola</text:p>
          </table:table-cell>
          <table:table-cell office:value-type="float" office:value="1.00327" calcext:value-type="float">
            <text:p>1.00327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bb</text:p>
          </table:table-cell>
          <table:table-cell office:value-type="float" office:value="1.34249" calcext:value-type="float">
            <text:p>1.34249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gd</text:p>
          </table:table-cell>
          <table:table-cell office:value-type="float" office:value="1.88202" calcext:value-type="float">
            <text:p>1.88202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dy</text:p>
          </table:table-cell>
          <table:table-cell office:value-type="float" office:value="2.04172" calcext:value-type="float">
            <text:p>2.04172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abr</text:p>
          </table:table-cell>
          <table:table-cell office:value-type="float" office:value="2.10181" calcext:value-type="float">
            <text:p>2.10181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ra</text:p>
          </table:table-cell>
          <table:table-cell office:value-type="float" office:value="4.4666" calcext:value-type="float">
            <text:p>4.4666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ar</text:p>
          </table:table-cell>
          <table:table-cell office:value-type="float" office:value="5.61467" calcext:value-type="float">
            <text:p>5.61467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elastic</text:p>
          </table:table-cell>
          <table:table-cell office:value-type="float" office:value="9.94455" calcext:value-type="float">
            <text:p>9.94455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bb</text:p>
          </table:table-cell>
          <table:table-cell office:value-type="float" office:value="1.26868" calcext:value-type="float">
            <text:p>1.26868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bola</text:p>
          </table:table-cell>
          <table:table-cell office:value-type="float" office:value="1.41669" calcext:value-type="float">
            <text:p>1.41669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ar</text:p>
          </table:table-cell>
          <table:table-cell office:value-type="float" office:value="4.77137" calcext:value-type="float">
            <text:p>4.77137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dy</text:p>
          </table:table-cell>
          <table:table-cell office:value-type="float" office:value="5.06833" calcext:value-type="float">
            <text:p>5.06833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gd</text:p>
          </table:table-cell>
          <table:table-cell office:value-type="float" office:value="12.381" calcext:value-type="float">
            <text:p>12.381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kama</text:p>
          </table:table-cell>
          <table:table-cell office:value-type="float" office:value="16.2905" calcext:value-type="float">
            <text:p>16.2905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ra</text:p>
          </table:table-cell>
          <table:table-cell office:value-type="float" office:value="17.0657" calcext:value-type="float">
            <text:p>17.0657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elastic</text:p>
          </table:table-cell>
          <table:table-cell office:value-type="float" office:value="17.643" calcext:value-type="float">
            <text:p>17.643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abr</text:p>
          </table:table-cell>
          <table:table-cell office:value-type="float" office:value="41.1077" calcext:value-type="float">
            <text:p>41.1077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bola</text:p>
          </table:table-cell>
          <table:table-cell office:value-type="float" office:value="1.35541" calcext:value-type="float">
            <text:p>1.35541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bb</text:p>
          </table:table-cell>
          <table:table-cell office:value-type="float" office:value="1.40024" calcext:value-type="float">
            <text:p>1.40024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elastic</text:p>
          </table:table-cell>
          <table:table-cell office:value-type="float" office:value="1.53055" calcext:value-type="float">
            <text:p>1.53055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ar</text:p>
          </table:table-cell>
          <table:table-cell office:value-type="float" office:value="4.21449" calcext:value-type="float">
            <text:p>4.21449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ra</text:p>
          </table:table-cell>
          <table:table-cell office:value-type="float" office:value="18.5382" calcext:value-type="float">
            <text:p>18.5382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kama</text:p>
          </table:table-cell>
          <table:table-cell office:value-type="float" office:value="19.0231" calcext:value-type="float">
            <text:p>19.0231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dy</text:p>
          </table:table-cell>
          <table:table-cell office:value-type="float" office:value="19.9443" calcext:value-type="float">
            <text:p>19.9443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gd</text:p>
          </table:table-cell>
          <table:table-cell office:value-type="float" office:value="27.5471" calcext:value-type="float">
            <text:p>27.5471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inf</text:p>
          </table:table-cell>
        </table:table-row>
      </table:table>
      <table:named-expressions/>
      <table:database-ranges>
        <table:database-range table:name="__Anonymous_Sheet_DB__0" table:target-range-address="Sheet1.A1:Sheet1.D1048576" table:contains-header="false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0T18:19:44.823974799</meta:creation-date>
    <dc:date>2016-07-20T18:26:02.880680990</dc:date>
    <meta:editing-duration>PT6M18S</meta:editing-duration>
    <meta:editing-cycles>1</meta:editing-cycles>
    <meta:document-statistic meta:table-count="1" meta:cell-count="756" meta:object-count="0"/>
    <meta:generator>LibreOffice/5.0.6.2$Linux_X86_64 LibreOffice_project/00m0$Build-2</meta:generator>
  </office:meta>
</office:document-meta>
</file>